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Slab" svg:font-family="'Roboto Slab'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98f" officeooo:paragraph-rsid="0018998f"/>
    </style:style>
    <style:style style:name="P2" style:family="paragraph" style:parent-style-name="Standard">
      <style:paragraph-properties fo:text-align="end" style:justify-single-word="false"/>
      <style:text-properties officeooo:rsid="0018998f" officeooo:paragraph-rsid="0018998f"/>
    </style:style>
    <style:style style:name="P3" style:family="paragraph" style:parent-style-name="Standard">
      <style:paragraph-properties fo:text-align="center" style:justify-single-word="false"/>
      <style:text-properties officeooo:rsid="0018998f" officeooo:paragraph-rsid="0018998f"/>
    </style:style>
    <style:style style:name="P4" style:family="paragraph" style:parent-style-name="Standard">
      <style:text-properties officeooo:rsid="0018998f" officeooo:paragraph-rsid="0023c27d"/>
    </style:style>
    <style:style style:name="P5" style:family="paragraph" style:parent-style-name="Standard">
      <style:text-properties officeooo:rsid="0018998f" officeooo:paragraph-rsid="00254541"/>
    </style:style>
    <style:style style:name="P6" style:family="paragraph" style:parent-style-name="Standard">
      <style:text-properties officeooo:rsid="001d9566" officeooo:paragraph-rsid="0018998f"/>
    </style:style>
    <style:style style:name="P7" style:family="paragraph" style:parent-style-name="Standard">
      <style:paragraph-properties fo:text-align="end" style:justify-single-word="false"/>
      <style:text-properties officeooo:rsid="001d9566" officeooo:paragraph-rsid="001d9566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8998f" officeooo:paragraph-rsid="0018998f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officeooo:rsid="00237a2b" officeooo:paragraph-rsid="00237a2b"/>
    </style:style>
    <style:style style:name="P10" style:family="paragraph" style:parent-style-name="Standard">
      <style:text-properties style:text-underline-style="solid" style:text-underline-width="auto" style:text-underline-color="font-color" officeooo:rsid="00237a2b" officeooo:paragraph-rsid="0023c27d"/>
    </style:style>
    <style:style style:name="P11" style:family="paragraph" style:parent-style-name="Standard">
      <style:text-properties officeooo:paragraph-rsid="00237a2b"/>
    </style:style>
    <style:style style:name="P12" style:family="paragraph" style:parent-style-name="Standard">
      <style:text-properties officeooo:rsid="00237a2b" officeooo:paragraph-rsid="0023c27d"/>
    </style:style>
    <style:style style:name="P13" style:family="paragraph" style:parent-style-name="Standard">
      <style:text-properties fo:font-variant="normal" fo:text-transform="none" style:font-name="Roboto Slab" fo:font-size="10.5pt" fo:letter-spacing="normal" fo:font-style="normal" fo:font-weight="normal" officeooo:rsid="0018998f" officeooo:paragraph-rsid="0018998f"/>
    </style:style>
    <style:style style:name="P14" style:family="paragraph" style:parent-style-name="Standard">
      <style:text-properties fo:font-variant="normal" fo:text-transform="none" style:font-name="Roboto Slab" fo:font-size="10.5pt" fo:letter-spacing="normal" fo:font-style="normal" fo:font-weight="normal" officeooo:rsid="0018998f" officeooo:paragraph-rsid="00254541"/>
    </style:style>
    <style:style style:name="P15" style:family="paragraph" style:parent-style-name="Standard">
      <style:text-properties officeooo:rsid="00254541" officeooo:paragraph-rsid="00254541"/>
    </style:style>
    <style:style style:name="P16" style:family="paragraph" style:parent-style-name="Standard">
      <style:text-properties officeooo:paragraph-rsid="00254541"/>
    </style:style>
    <style:style style:name="P17" style:family="paragraph" style:parent-style-name="Standard">
      <style:text-properties officeooo:rsid="002613ec" officeooo:paragraph-rsid="002613ec"/>
    </style:style>
    <style:style style:name="P18" style:family="paragraph" style:parent-style-name="Standard">
      <style:paragraph-properties fo:text-align="end" style:justify-single-word="false"/>
      <style:text-properties officeooo:rsid="0027adcd" officeooo:paragraph-rsid="0027adcd"/>
    </style:style>
    <style:style style:name="P19" style:family="paragraph" style:parent-style-name="Standard">
      <style:text-properties officeooo:rsid="002613ec" officeooo:paragraph-rsid="002613ec"/>
    </style:style>
    <style:style style:name="P20" style:family="paragraph" style:parent-style-name="Standard">
      <style:text-properties officeooo:rsid="0018998f" officeooo:paragraph-rsid="00237a2b"/>
    </style:style>
    <style:style style:name="P21" style:family="paragraph" style:parent-style-name="Standard">
      <style:text-properties officeooo:rsid="00289abf" officeooo:paragraph-rsid="00289abf"/>
    </style:style>
    <style:style style:name="P22" style:family="paragraph" style:parent-style-name="Standard">
      <style:text-properties officeooo:rsid="00237a2b" officeooo:paragraph-rsid="00254541"/>
    </style:style>
    <style:style style:name="P23" style:family="paragraph" style:parent-style-name="Standard">
      <style:paragraph-properties fo:break-before="page"/>
      <style:text-properties officeooo:rsid="00289abf" officeooo:paragraph-rsid="00289abf"/>
    </style:style>
    <style:style style:name="P24" style:family="paragraph" style:parent-style-name="Standard">
      <style:paragraph-properties fo:break-before="page"/>
      <style:text-properties officeooo:rsid="00237a2b" officeooo:paragraph-rsid="0025454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37a2b"/>
    </style:style>
    <style:style style:name="T3" style:family="text">
      <style:text-properties style:text-underline-style="solid" style:text-underline-width="auto" style:text-underline-color="font-color" officeooo:rsid="0018998f"/>
    </style:style>
    <style:style style:name="T4" style:family="text">
      <style:text-properties style:text-underline-style="solid" style:text-underline-width="auto" style:text-underline-color="font-color" fo:font-weight="normal" officeooo:rsid="00237a2b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23c27d"/>
    </style:style>
    <style:style style:name="T6" style:family="text">
      <style:text-properties officeooo:rsid="001d9566"/>
    </style:style>
    <style:style style:name="T7" style:family="text">
      <style:text-properties officeooo:rsid="00237a2b"/>
    </style:style>
    <style:style style:name="T8" style:family="text">
      <style:text-properties fo:font-variant="normal" fo:text-transform="none" style:font-name="Roboto Slab" fo:font-size="10.5pt" fo:letter-spacing="normal" fo:font-style="normal" fo:font-weight="normal"/>
    </style:style>
    <style:style style:name="T9" style:family="text">
      <style:text-properties fo:font-variant="normal" fo:text-transform="none" style:font-name="Roboto Slab" fo:font-size="10.5pt" fo:letter-spacing="normal" fo:font-style="normal" fo:font-weight="normal" officeooo:rsid="00254541"/>
    </style:style>
    <style:style style:name="T10" style:family="text">
      <style:text-properties fo:font-variant="normal" fo:text-transform="none" style:font-name="Roboto Slab" fo:font-size="10.5pt" fo:letter-spacing="normal" fo:font-style="normal" style:text-underline-style="solid" style:text-underline-width="auto" style:text-underline-color="font-color" fo:font-weight="normal"/>
    </style:style>
    <style:style style:name="T11" style:family="text">
      <style:text-properties fo:font-variant="normal" fo:text-transform="none" style:font-name="Roboto Slab" fo:font-size="10.5pt" fo:letter-spacing="normal" fo:font-style="normal" style:text-underline-style="solid" style:text-underline-width="auto" style:text-underline-color="font-color" fo:font-weight="normal" officeooo:rsid="0018998f"/>
    </style:style>
    <style:style style:name="T12" style:family="text">
      <style:text-properties officeooo:rsid="0018998f"/>
    </style:style>
    <style:style style:name="T13" style:family="text">
      <style:text-properties officeooo:rsid="0023c27d"/>
    </style:style>
    <style:style style:name="T14" style:family="text">
      <style:text-properties style:text-underline-style="none" officeooo:rsid="0018998f"/>
    </style:style>
    <style:style style:name="T15" style:family="text">
      <style:text-properties officeooo:rsid="002638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01 de Octubre 2018</text:p>
      <text:p text:style-name="P2"/>
      <text:p text:style-name="P2">Francisco Javier Sanchez Temprano <text:span text:style-name="T6">#6481</text:span></text:p>
      <text:p text:style-name="P2"/>
      <text:p text:style-name="P18">LMSXI</text:p>
      <text:p text:style-name="P2"/>
      <text:p text:style-name="P2"/>
      <text:p text:style-name="P3">Boletin <text:span text:style-name="T15">1</text:span></text:p>
      <text:p text:style-name="P1"/>
      <text:p text:style-name="P1">BOLETÍN 1</text:p>
      <text:p text:style-name="P1">1- Corrige los siguientes ejemplos para que sean correctos y a continuación muestra el resultado.</text:p>
      <text:p text:style-name="P1"/>
      <text:p text:style-name="P1">a)</text:p>
      <text:p text:style-name="P11"><text:span text:style-name="T12"><text:s/>&lt;?xml version="1.0"</text:span><text:span text:style-name="T3"> </text:span><text:span text:style-name="T10">encoding="UTF-8"</text:span><text:span text:style-name="T3">?</text:span><text:span text:style-name="T12">&gt;</text:span></text:p>
      <text:p text:style-name="P1"><text:s/>&lt;nombre&gt;Richal<text:span text:style-name="T4">&lt;/nombre&gt;</text:span></text:p>
      <text:p text:style-name="P1">b)</text:p>
      <text:p text:style-name="P11"><text:span text:style-name="T12"><text:s/>&lt;?xml version="1.0" </text:span><text:span text:style-name="T10">encoding="UTF-8"</text:span><text:span text:style-name="T12">?&gt;</text:span></text:p>
      <text:p text:style-name="P9">&lt;agenda&gt;</text:p>
      <text:p text:style-name="P1"><text:s/>&lt;nombre&gt;Richal&lt;/nombre&gt;</text:p>
      <text:p text:style-name="P1"><text:s/>&lt;email&gt;<text:a xlink:type="simple" xlink:href="mailto:richal@ejemplo.com" text:style-name="Internet_20_link" text:visited-style-name="Visited_20_Internet_20_Link">richal@ejemplo.com</text:a>&lt;/email&gt;</text:p>
      <text:p text:style-name="P9">&lt;/agenda&gt;</text:p>
      <text:p text:style-name="P1">c)</text:p>
      <text:p text:style-name="P1">&lt;?xml version="1.0" encoding="UTF-<text:span text:style-name="T2">8</text:span>" ?&gt;</text:p>
      <text:p text:style-name="P1"><text:s/>&lt;ALBUM&gt;</text:p>
      <text:p text:style-name="P1"><text:s/>&lt;autor&gt;SABINA Y CIA Nos sobran los motivos&lt;/autor&gt;</text:p>
      <text:p text:style-name="P1"><text:s/>&lt;titulo&gt;Joaquín Sabina&lt;/titulo&gt;</text:p>
      <text:p text:style-name="P1"><text:s/>&lt;formato&gt;MP3&lt;/formato&gt;</text:p>
      <text:p text:style-name="P1"><text:s/>&lt;localizacion&gt;Varios CD5 &lt;<text:span text:style-name="T1">/</text:span>localizacion&gt;</text:p>
      <text:p text:style-name="P8"><text:s/>&lt;/<text:span text:style-name="T7">ALBUM</text:span>&gt;</text:p>
      <text:p text:style-name="P21"><text:line-break/><text:line-break/></text:p>
      <text:p text:style-name="P23"/>
      <text:p text:style-name="P1">2- Representar la estructura en árbol, y después escribir un documento XML que represente la</text:p>
      <text:p text:style-name="P1">siguiente información sobre la carta del menú de desayunos de un restaurante:</text:p>
      <text:p text:style-name="P20"/>
      <text:p text:style-name="P17">&lt;?xml version="1.0" encoding="UTF-8" ?&gt;</text:p>
      <text:p text:style-name="P17">&lt;!-- Francisco Javier Sanchez Temprano #6481 --&gt;</text:p>
      <text:p text:style-name="P17">&lt;!--LMSXI Boletin 1 --&gt;</text:p>
      <text:p text:style-name="P17">&lt;menu&gt;</text:p>
      <text:p text:style-name="P17">&lt;plato&gt;</text:p>
      <text:p text:style-name="P17"><text:tab/>&lt;nombre&gt;Gofres Belgas&lt;/nombre&gt;</text:p>
      <text:p text:style-name="P17"><text:tab/>&lt;precio&gt;5,95&lt;/precio&gt;</text:p>
      <text:p text:style-name="P17"><text:tab/>&lt;descripcion&gt;Dos de nuestros famosos Gofres&lt;/descripcion&gt;</text:p>
      <text:p text:style-name="P17"><text:tab/>&lt;calorias&gt;650&lt;/calorias&gt;</text:p>
      <text:p text:style-name="P17"><text:s text:c="4"/>&lt;/plato&gt;</text:p>
      <text:p text:style-name="P17"><text:s text:c="3"/>&lt;plato&gt;</text:p>
      <text:p text:style-name="P17"><text:tab/>&lt;nombre&gt;Gofres Belgas con fresas&lt;/nombre&gt;</text:p>
      <text:p text:style-name="P17"><text:tab/>&lt;precio&gt;7,95&lt;/precio&gt;</text:p>
      <text:p text:style-name="P17"><text:tab/>&lt;descripcion&gt;Ligeros gofres belgas con fresas&lt;/descripcion&gt;</text:p>
      <text:p text:style-name="P17"><text:tab/>&lt;calorias&gt;900&lt;/calorias&gt;</text:p>
      <text:p text:style-name="P17"><text:s text:c="4"/>&lt;/plato&gt;</text:p>
      <text:p text:style-name="P17"><text:s text:c="3"/>&lt;plato&gt;</text:p>
      <text:p text:style-name="P17"><text:tab/>&lt;nombre&gt;Gofres Belgas con frutos del bosque&lt;/nombre&gt;</text:p>
      <text:p text:style-name="P17"><text:tab/>&lt;precio&gt;8,95&lt;/precio&gt;</text:p>
      <text:p text:style-name="P17"><text:tab/>&lt;descripcion&gt;Ligeros gofres belgas con frutos del bosque&lt;/descripcion&gt;</text:p>
      <text:p text:style-name="P17"><text:tab/>&lt;calorias&gt;900&lt;/calorias&gt;</text:p>
      <text:p text:style-name="P17"><text:s text:c="4"/>&lt;/plato&gt;</text:p>
      <text:p text:style-name="P17"><text:s text:c="3"/>&lt;plato&gt;</text:p>
      <text:p text:style-name="P17"><text:tab/>&lt;nombre&gt;Tostada Francesa&lt;/nombre&gt;</text:p>
      <text:p text:style-name="P17"><text:tab/>&lt;precio&gt;4,50&lt;/precio&gt;</text:p>
      <text:p text:style-name="P17"><text:tab/>&lt;descripcion&gt;Dos gruesas rebanadas de nuestro pan frances&lt;/descripcion&gt;</text:p>
      <text:p text:style-name="P17"><text:tab/>&lt;calorias&gt;600&lt;/calorias&gt;</text:p>
      <text:p text:style-name="P17"><text:s text:c="4"/>&lt;/plato&gt;</text:p>
      <text:p text:style-name="P17"><text:s text:c="3"/>&lt;plato&gt;</text:p>
      <text:p text:style-name="P17"><text:tab/>&lt;nombre&gt;Desayuno de la casa&lt;/nombre&gt;</text:p>
      <text:p text:style-name="P17"><text:tab/>&lt;precio&gt;6,95&lt;/precio&gt;</text:p>
      <text:p text:style-name="P17"><text:tab/>&lt;descripcion&gt;Dos huevos, bacon o salchicha, tostada y patatas fritas&lt;/descripcion&gt;</text:p>
      <text:p text:style-name="P17"><text:tab/>&lt;calorias&gt;950&lt;/calorias&gt;</text:p>
      <text:p text:style-name="P17"><text:s text:c="4"/>&lt;/plato&gt;</text:p>
      <text:p text:style-name="P17">&lt;/menu&gt;</text:p>
      <text:p text:style-name="P22"/>
      <text:p text:style-name="P24"/>
      <text:p text:style-name="P1">3- Pon un ejemplo de cada uno de los apartados siguientes:</text:p>
      <text:p text:style-name="P1">a)</text:p>
      <text:p text:style-name="P1"><text:s/>El elemento, al que llamamos elemento raíz o documento, no puede formar parte del</text:p>
      <text:p text:style-name="P1">contenido de ningún otro elemento </text:p>
      <text:p text:style-name="P4"/>
      <text:p text:style-name="P4">&lt;?xml version="1.0" encoding="UTF-<text:span text:style-name="T2">8</text:span>" ?&gt;</text:p>
      <text:p text:style-name="P12"><text:s text:c="3"/>&lt;plato&gt;</text:p>
      <text:p text:style-name="P12"><text:tab/>&lt;nombre&gt;Gofres Belgas&lt;/nombre&gt;</text:p>
      <text:p text:style-name="P12"><text:tab/>&lt;precio&gt;5,95&lt;/precio&gt;</text:p>
      <text:p text:style-name="P12"><text:s text:c="4"/>&lt;/plato&gt;</text:p>
      <text:p text:style-name="P1"/>
      <text:p text:style-name="P1">b)</text:p>
      <text:p text:style-name="P1">El nombre de un elemento debe ser igual en las etiquetas inicial y final. En los nombres se</text:p>
      <text:p text:style-name="P1">distinguen mayúsculas y minúsculas.</text:p>
      <text:p text:style-name="P4">&lt;?xml version="1.0" encoding="UTF-<text:span text:style-name="T2">8</text:span>" ?&gt;</text:p>
      <text:p text:style-name="P12"><text:s text:c="3"/><text:span text:style-name="T1">&lt;</text:span><text:span text:style-name="T5">P</text:span><text:span text:style-name="T1">lato&gt;</text:span></text:p>
      <text:p text:style-name="P12"><text:tab/>&lt;nombre&gt;Gofres Belgas&lt;/nombre&gt;</text:p>
      <text:p text:style-name="P12"><text:tab/>&lt;precio&gt;5,95&lt;/precio&gt;</text:p>
      <text:p text:style-name="P10"><text:s text:c="4"/>&lt;/<text:span text:style-name="T13">P</text:span>lato&gt;</text:p>
      <text:p text:style-name="P1"/>
      <text:p text:style-name="P1">c)</text:p>
      <text:p text:style-name="P1">Si la etiqueta inicial está dentro de un elemento, la etiqueta final también debe estar dentro del</text:p>
      <text:p text:style-name="P1">mismo elemento. Para decirlo más facil, los elementos, enmarcados por una etiqueta inicial y</text:p>
      <text:p text:style-name="P1">otra final, deben anidarse adecuadamente unos en otros</text:p>
      <text:p text:style-name="P4">&lt;?xml version="1.0" encoding="UTF-<text:span text:style-name="T2">8</text:span>" ?&gt;</text:p>
      <text:p text:style-name="P12"><text:s text:c="3"/>&lt;plato&gt;</text:p>
      <text:p text:style-name="P12"><text:tab/><text:span text:style-name="T1">&lt;nombre&gt;</text:span>Gofres Belgas<text:span text:style-name="T1">&lt;/nombre&gt;</text:span></text:p>
      <text:p text:style-name="P12"><text:tab/>&lt;precio&gt;5,95&lt;/precio&gt;</text:p>
      <text:p text:style-name="P12"><text:s text:c="4"/>&lt;/plato&gt;</text:p>
      <text:p text:style-name="P12"/>
      <text:p text:style-name="P1">d)</text:p>
      <text:p text:style-name="P1">Todo elemento cuyo principio se marca con una etiqueta inicial, debe marcarse con una</text:p>
      <text:p text:style-name="P1">etiqueta final que repita el nombre del elemento, expresado igual que en la etiqueta inicial. El</text:p>
      <text:p text:style-name="P1">texto contenido entre la etiqueta inicial y la etiqueta final se llama contenido del elemento. Un</text:p>
      <text:p text:style-name="P1">elemento sin contenido puede tomar una forma especial &lt;nombre/&gt;. La barra situada antes de</text:p>
      <text:p text:style-name="P1">&gt; sustituye la etiqueta final</text:p>
      <text:p text:style-name="P4">&lt;?xml version="1.0" encoding="UTF-<text:span text:style-name="T2">8</text:span>" ?&gt;</text:p>
      <text:p text:style-name="P13">&lt;dato&gt;&lt;/dato&gt; <text:s text:c="5"/><text:span text:style-name="T13">== <text:s text:c="3"/></text:span><text:s/>&lt;dato/&gt;</text:p>
      <text:p text:style-name="P13"/>
      <text:p text:style-name="P13"/>
      <text:p text:style-name="P1">e)</text:p>
      <text:p text:style-name="P1">Los nombres de los elementos pueden incluir letras, números, guiones, guiones bajos, comas y</text:p>
      <text:p text:style-name="P1">puntos. La coma se puede usar sólo en un caso especial, cuando separa lo que llamamos</text:p>
      <text:p text:style-name="P1">namespace. Los nombres de elemento que comienzan con <text:span text:style-name="T1">xml</text:span>, XML u otras combinaciones de</text:p>
      <text:p text:style-name="P1">esta clase de cadena están reservadas para el standard.</text:p>
      <text:p text:style-name="P1"/>
      <text:p text:style-name="P15"/>
      <text:p text:style-name="P15">&lt;elementoA1-2_3&gt; &lt;/elementoA1-2_3&gt;</text:p>
      <text:p text:style-name="P1"/>
      <text:p text:style-name="P1">f)</text:p>
      <text:p text:style-name="P1"><text:s/>Un elemento puede tener varios, uno o ningún atributo. En los nombres de atributo pueden</text:p>
      <text:p text:style-name="P1">utilizarse los mismos caracteres permitidos que en los nombres de elemento. El nombre del</text:p>
      <text:p text:style-name="P1"><text:soft-page-break/>atributo y su valor se separan con =. El valor del atributo debe darse entre apostrofes '...' o</text:p>
      <text:p text:style-name="P1">comillas dobles "..." . Si se usan comillas o apostrofes en el contenido del atributo, se utilizará</text:p>
      <text:p text:style-name="P1">el contrario como marcador.</text:p>
      <text:p text:style-name="P1"/>
      <text:p text:style-name="P16"><text:span text:style-name="T12"><text:s/>&lt;?xml </text:span><text:span text:style-name="T3">version="1.0"</text:span><text:span text:style-name="T14"> </text:span><text:span text:style-name="T11">encoding="UTF-8"</text:span><text:span text:style-name="T12">?&gt;</text:span></text:p>
      <text:p text:style-name="P16"><text:line-break/><text:span text:style-name="T8">&lt;</text:span><text:span text:style-name="T9">ejemplo</text:span><text:span text:style-name="T8"> </text:span><text:span text:style-name="T9">atributo</text:span><text:span text:style-name="T8">="</text:span><text:span text:style-name="T9">C&amp;amp;A</text:span><text:span text:style-name="T8">"&gt;</text:span><text:span text:style-name="T9">ropa</text:span><text:span text:style-name="T8">&lt;/</text:span><text:span text:style-name="T9">ejemplo</text:span><text:span text:style-name="T8">&gt;</text:span></text:p>
      <text:p text:style-name="P4"/>
      <text:p text:style-name="P4"/>
      <text:p text:style-name="P1">g)</text:p>
      <text:p text:style-name="P1">Los caracteres &lt; y &amp; no pueden usarse en el texto, puesto que se usan como marcas. Si se</text:p>
      <text:p text:style-name="P1">necesitan, debe usarse &amp;lt; en vez de &lt; y &amp;amp; en lugar de &amp;</text:p>
      <text:p text:style-name="P1"/>
      <text:p text:style-name="P1"><text:span text:style-name="T8">5&lt;100 = &lt;datos&gt;5&amp;lt;100&lt;/datos</text:span><text:span text:style-name="T9">&gt;</text:span><text:line-break/><text:span text:style-name="T8">C&amp;A = &lt;tienda&gt;C$amp;A&lt;/tienda</text:span><text:span text:style-name="T9">&gt;</text:span></text:p>
      <text:p text:style-name="P1"/>
      <text:p text:style-name="P1">h)</text:p>
      <text:p text:style-name="P1">También pueden sustituirse los caracteres &gt;, ", ' , respectivamente con &amp;gt; , &amp;quot; y &amp;apos;</text:p>
      <text:p text:style-name="P5"/>
      <text:p text:style-name="P5"><text:span text:style-name="T8">5</text:span><text:span text:style-name="T9">&gt;</text:span><text:span text:style-name="T8">100 = &lt;datos&gt;5&amp;</text:span><text:span text:style-name="T9">g</text:span><text:span text:style-name="T8">t;100&lt;/datos</text:span><text:span text:style-name="T9">&gt;</text:span><text:line-break/><text:span text:style-name="T8">"texto" = &lt;cita&gt;&amp;quot;texto&amp;quot;&lt;/cita&gt;</text:span></text:p>
      <text:p text:style-name="P14">‘texto’ = &lt;cita&gt;&amp;apos;texto&amp;apos;&lt;/cita&gt;</text:p>
      <text:p text:style-name="P14"/>
      <text:p text:style-name="P1"/>
      <text:p text:style-name="P1">i)</text:p>
      <text:p text:style-name="P1">Pueden aparecer comentarios en cualquier parte de un documento, fuera de las etiquetas. Un</text:p>
      <text:p text:style-name="P1">procesador de Xml puede hacer que un programa lea el texto de los comentarios, pero no</text:p>
      <text:p text:style-name="P1">necesariamente. No puede incluirse la cadena "--" (dos guiones) dentro de un comentario. </text:p>
      <text:p text:style-name="P6"><text:line-break/><text:span text:style-name="T8">&lt;!-- </text:span><text:span text:style-name="T9">ejemplo de marcado de un comentario</text:span><text:span text:style-name="T8">--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Slab" svg:font-family="'Roboto Slab'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48:43.446078099</meta:creation-date>
    <meta:editing-duration>PT30M4S</meta:editing-duration>
    <meta:editing-cycles>11</meta:editing-cycles>
    <meta:generator>LibreOffice/6.0.3.2$Linux_X86_64 LibreOffice_project/00m0$Build-2</meta:generator>
    <dc:date>2018-10-03T12:30:35.926532187</dc:date>
    <meta:document-statistic meta:table-count="0" meta:image-count="0" meta:object-count="0" meta:page-count="4" meta:paragraph-count="122" meta:word-count="623" meta:character-count="4672" meta:non-whitespace-character-count="4067"/>
  </office:meta>
</office:document-meta>
</file>